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style:text-underline-style="none"/>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Standard">
      <style:paragraph-properties fo:margin-top="0mm" fo:margin-bottom="0mm"/>
      <style:text-properties fo:font-size="2pt" style:font-size-asian="2pt" style:font-size-complex="2pt"/>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size="12pt" style:font-size-asian="12pt" style:font-size-complex="12pt"/>
    </style:style>
    <style:style style:name="P11" style:family="paragraph" style:parent-style-name="Text_20_body">
      <style:text-properties style:text-underline-style="none"/>
    </style:style>
    <style:style style:name="P12" style:family="paragraph" style:parent-style-name="Text_20_body">
      <style:text-properties fo:font-weight="normal" style:font-weight-asian="normal" style:font-weight-complex="normal"/>
    </style:style>
    <style:style style:name="P13" style:family="paragraph" style:parent-style-name="Text_20_body" style:list-style-name="L4"/>
    <style:style style:name="P14" style:family="paragraph" style:parent-style-name="Text_20_body">
      <style:text-properties fo:font-style="italic" style:font-style-asian="italic" style:font-style-complex="italic"/>
    </style:style>
    <style:style style:name="P15" style:family="paragraph" style:parent-style-name="Text_20_body" style:list-style-name="L4">
      <style:text-properties fo:font-style="italic" style:font-style-asian="italic" style:font-style-complex="italic"/>
    </style:style>
    <style:style style:name="P16" style:family="paragraph" style:parent-style-name="Text_20_body" style:list-style-name="">
      <style:paragraph-properties fo:margin-left="0mm" fo:margin-right="0mm" fo:text-indent="0mm" style:auto-text-indent="false"/>
    </style:style>
    <style:style style:name="P17"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8" style:family="paragraph" style:parent-style-name="Heading_20_1">
      <style:paragraph-properties fo:break-before="page"/>
    </style:style>
    <style:style style:name="P19" style:family="paragraph" style:parent-style-name="Heading_20_3">
      <style:text-properties style:text-underline-style="none"/>
    </style:style>
    <style:style style:name="P20" style:family="paragraph" style:parent-style-name="Heading_20_2">
      <style:paragraph-properties fo:break-before="page"/>
    </style:style>
    <style:style style:name="P21" style:family="paragraph" style:parent-style-name="Heading_20_4">
      <style:text-properties style:text-underline-style="none"/>
    </style:style>
    <style:style style:name="P22" style:family="paragraph" style:parent-style-name="List_20_1">
      <style:text-properties fo:font-weight="normal" style:font-weight-asian="normal" style:font-weight-complex="normal"/>
    </style:style>
    <style:style style:name="P23" style:family="paragraph" style:parent-style-name="List_20_1">
      <style:text-properties style:text-underline-style="none"/>
    </style:style>
    <style:style style:name="P24" style:family="paragraph" style:parent-style-name="List_20_1">
      <style:text-properties style:text-underline-style="none" fo:font-weight="normal" style:font-weight-asian="normal" style:font-weight-complex="normal"/>
    </style:style>
    <style:style style:name="P25" style:family="paragraph" style:parent-style-name="List_20_1">
      <style:text-properties fo:font-weight="bold" style:font-weight-asian="bold" style:font-weight-complex="bold"/>
    </style:style>
    <style:style style:name="P26" style:family="paragraph" style:parent-style-name="Contents_20_1">
      <style:paragraph-properties>
        <style:tab-stops>
          <style:tab-stop style:position="149.01mm" style:type="right" style:leader-style="dotted" style:leader-text="."/>
        </style:tab-stops>
      </style:paragraph-properties>
    </style:style>
    <style:style style:name="P27" style:family="paragraph" style:parent-style-name="Contents_20_2">
      <style:paragraph-properties>
        <style:tab-stops>
          <style:tab-stop style:position="145.03mm" style:type="right" style:leader-style="dotted" style:leader-text="."/>
        </style:tab-stops>
      </style:paragraph-properties>
    </style:style>
    <style:style style:name="P28" style:family="paragraph" style:parent-style-name="Contents_20_3">
      <style:paragraph-properties>
        <style:tab-stops>
          <style:tab-stop style:position="140.04mm" style:type="right" style:leader-style="dotted" style:leader-text="."/>
        </style:tab-stops>
      </style:paragraph-properties>
    </style:style>
    <style:style style:name="P29" style:family="paragraph" style:parent-style-name="Contents_20_4">
      <style:paragraph-properties>
        <style:tab-stops>
          <style:tab-stop style:position="135.04m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style:text-underline-style="none"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style:text-underline-style="none" style:font-style-asian="normal" style:font-style-complex="normal"/>
    </style:style>
    <style:style style:name="T12" style:family="text">
      <style:text-properties fo:font-variant="normal" fo:text-transform="none" style:use-window-font-color="true" style:font-name="Times New Roman" fo:letter-spacing="normal" fo:font-style="normal" fo:font-weight="normal"/>
    </style:style>
    <style:style style:name="T13"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4"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5" style:family="text">
      <style:text-properties fo:font-variant="normal" fo:text-transform="none" fo:font-size="12pt" fo:letter-spacing="normal" fo:font-style="normal" fo:font-weight="normal" style:font-size-asian="12pt" style:font-size-complex="12pt"/>
    </style:style>
    <style:style style:name="T16" style:family="text">
      <style:text-properties style:use-window-font-color="true" style:font-name="Times New Roman"/>
    </style:style>
    <style:style style:name="T17" style:family="text">
      <style:text-properties style:use-window-font-color="true" style:font-name="Times New Roman" fo:font-weight="normal" style:font-weight-asian="normal" style:font-weight-complex="normal"/>
    </style:style>
    <style:style style:name="T18" style:family="text">
      <style:text-properties fo:font-size="12pt" style:font-size-asian="12pt" style:font-size-complex="12pt"/>
    </style:style>
    <style:style style:name="T19" style:family="text">
      <style:text-properties fo:font-weight="bold" style:font-weight-asian="bold" style:font-weight-complex="bol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577209103" text:style-name="List_20_1">
            <text:list-item>
              <text:p text:style-name="P26">Obsah<text:tab/>1</text:p>
            </text:list-item>
            <text:list-item>
              <text:p text:style-name="P26">1 Úvod<text:tab/>4</text:p>
            </text:list-item>
            <text:list-item>
              <text:p text:style-name="P26">1 WebArchiv<text:tab/>6</text:p>
            </text:list-item>
          </text:list>
          <text:p text:style-name="P27">1.1 O WebArchivu<text:tab/>6</text:p>
          <text:p text:style-name="P27">1.2 Vývoj projektu<text:tab/>7</text:p>
          <text:p text:style-name="P28">1.2.1 Rok 2000<text:tab/>7</text:p>
          <text:p text:style-name="P28">1.2.2 Rok 2001<text:tab/>7</text:p>
          <text:p text:style-name="P28">1.2.3 Rok 2002<text:tab/>8</text:p>
          <text:p text:style-name="P28">1.2.4 Rok 2003<text:tab/>8</text:p>
          <text:p text:style-name="P28">1.2.5 Rok 2004<text:tab/>8</text:p>
          <text:p text:style-name="P28">1.2.6 Rok 2005<text:tab/>9</text:p>
          <text:p text:style-name="P28">1.2.7 Rok 2006<text:tab/>9</text:p>
          <text:p text:style-name="P28">1.2.8 Rok 2007<text:tab/>9</text:p>
          <text:p text:style-name="P28">1.2.9 Rok 2008<text:tab/>10</text:p>
          <text:p text:style-name="P28">1.2.10 Rok 2009<text:tab/>10</text:p>
          <text:p text:style-name="P28">1.2.11 Rok 2010<text:tab/>11</text:p>
          <text:p text:style-name="P28">1.2.12 Rok 2011<text:tab/>11</text:p>
          <text:p text:style-name="P27">1.3 Současný obsah databáze<text:tab/>12</text:p>
          <text:p text:style-name="P27">1.4 Další informace o projektu<text:tab/>13</text:p>
          <text:p text:style-name="P28">1.4.1 Creative Commons<text:tab/>13</text:p>
          <text:p text:style-name="P28">1.4.2 Partneři projektu<text:tab/>13</text:p>
          <text:p text:style-name="P28">1.4.3 Nasmlouvané webové zdroje<text:tab/>14</text:p>
          <text:p text:style-name="P28">1.4.4 Internet Archive<text:tab/>15</text:p>
          <text:p text:style-name="P28">1.4.5 Další spolupráce<text:tab/>15</text:p>
          <text:p text:style-name="P28">1.4.6 Dostupnost informací<text:tab/>15</text:p>
          <text:p text:style-name="P28">1.4.7 Kritéria výběru webových zdrojů<text:tab/>16</text:p>
          <text:p text:style-name="P29">1.4.7.1 Plošná archivace – harvesting<text:tab/>16</text:p>
          <text:p text:style-name="P29">1.4.7.2 Výběrový přístup – konspekt<text:tab/>17</text:p>
          <text:p text:style-name="P29">1.4.7.3 Tematické sbírky<text:tab/>18</text:p>
          <text:p text:style-name="P27">1.5 Starší práce na téma WebArchiv<text:tab/>19</text:p>
          <text:p text:style-name="P28">1.5.1 Systém pro správu procesu archivace webových informačních zdrojů<text:tab/>19</text:p>
          <text:p text:style-name="P28">1.5.2 Identifikace a omezení přístupu k "nevhodným" stránkám ve webovém archivu<text:tab/>20</text:p>
          <text:p text:style-name="P28">1.5.3 Rozpoznání a archivace českého webu mimo národní doménu<text:tab/>20</text:p>
          <text:p text:style-name="P28">1.5.4 Implementace OAI-PMH pro český WebArchiv<text:tab/>20</text:p>
          <text:p text:style-name="P28">1.5.5 Bibliografický popis elektronických online zdrojů v zahraniční a domácí katalogizační praxi<text:tab/>21</text:p>
          <text:p text:style-name="P28">1.5.6 Zpřístupnění archivu českého webu<text:tab/>21</text:p>
          <text:p text:style-name="P28">1.5.5 Strategie archivace elektronických online zdrojů a politika jejich výběru do digitálního archivu (se zaměřením na český systém WebArchiv)<text:tab/>21</text:p>
          <text:p text:style-name="P27"><text:soft-page-break/>1.6 Nástroje související s projektem WebArchiv<text:tab/>23</text:p>
          <text:p text:style-name="P28">1.6.1 APACHE TOMCAT<text:tab/>23</text:p>
          <text:p text:style-name="P28">1.6.2 ARCRetriever<text:tab/>23</text:p>
          <text:p text:style-name="P28">1.6.3 DeDuplicator<text:tab/>23</text:p>
          <text:p text:style-name="P28">1.6.4 Generátor URN<text:tab/>23</text:p>
          <text:p text:style-name="P28">1.6.5 HERITRIX<text:tab/>24</text:p>
          <text:p text:style-name="P28">1.6.6 ImpEval <text:tab/>24</text:p>
          <text:p text:style-name="P28">1.6.7 NutchWAX<text:tab/>24</text:p>
          <text:p text:style-name="P28">1.6.8 WA ADMIN<text:tab/>25</text:p>
          <text:p text:style-name="P28">1.6.9 WA-CZ<text:tab/>25</text:p>
          <text:p text:style-name="P28">1.6.10 Wayback<text:tab/>25</text:p>
          <text:p text:style-name="P28">1.6.11 WebAnalyzer<text:tab/>26</text:p>
          <text:p text:style-name="P28">1.6.12 Web Curator Tool<text:tab/>26</text:p>
          <text:list xml:id="list2056821634" text:continue-numbering="true" text:style-name="List_20_1">
            <text:list-item>
              <text:p text:style-name="P26">2 Archivační formáty<text:tab/>27</text:p>
            </text:list-item>
          </text:list>
          <text:p text:style-name="P27">2.1 Úvod<text:tab/>27</text:p>
          <text:p text:style-name="P27">2.2 Formát nedlib<text:tab/>28</text:p>
          <text:p text:style-name="P28">2.2.1 Popis standardu nedlib<text:tab/>28</text:p>
          <text:p text:style-name="P28">2.2.2 Výhody nedlib<text:tab/>28</text:p>
          <text:p text:style-name="P28">2.2.3 Nevýhody nedlib<text:tab/>28</text:p>
          <text:p text:style-name="P28">2.2.4 Užití v praxi ve WebArchivu<text:tab/>28</text:p>
          <text:p text:style-name="P27">2.3 Formát arc<text:tab/>29</text:p>
          <text:p text:style-name="P28">2.3.1 Popis standardu arc<text:tab/>29</text:p>
          <text:p text:style-name="P28">2.3.2 Výhody arc<text:tab/>29</text:p>
          <text:p text:style-name="P28">2.3.3 Nevýhody arc<text:tab/>29</text:p>
          <text:p text:style-name="P28">2.3.4 Užití v praxi ve WebArchivu<text:tab/>30</text:p>
          <text:p text:style-name="P27">2.4 Formát warc<text:tab/>31</text:p>
          <text:p text:style-name="P28">2.4.1 Popis standardu warc<text:tab/>31</text:p>
          <text:p text:style-name="P28">2.4.2 Výhody warc<text:tab/>31</text:p>
          <text:p text:style-name="P28">2.4.3 Nevýhody warc<text:tab/>32</text:p>
          <text:p text:style-name="P28">2.4.4 Plánované využití<text:tab/>33</text:p>
          <text:p text:style-name="P28">2.4.5 Deduplikace souborů<text:tab/>33</text:p>
          <text:list xml:id="list319144571" text:continue-numbering="true" text:style-name="List_20_1">
            <text:list-item>
              <text:p text:style-name="P26">3 Migrace archivu z formátu arc do formátu warc<text:tab/>34</text:p>
            </text:list-item>
          </text:list>
          <text:p text:style-name="P27">3.1 O migraci<text:tab/>34</text:p>
          <text:p text:style-name="P27">3.2 Použité nástroje<text:tab/>36</text:p>
          <text:p text:style-name="P28">3.2.1 JHOVE<text:tab/>36</text:p>
          <text:p text:style-name="P28">3.2.2 JHOVE2<text:tab/>36</text:p>
          <text:p text:style-name="P29">3.2.2.1 Úvod<text:tab/>36</text:p>
          <text:p text:style-name="P29">3.2.2.2 O programu<text:tab/>37</text:p>
          <text:p text:style-name="P29">3.2.2.3 Úprava programu<text:tab/>38</text:p>
          <text:p text:style-name="P28">3.2.3 Jpype<text:tab/>39</text:p>
          <text:p text:style-name="P27">3.3 Testování migračních nástrojů<text:tab/>40</text:p>
          <text:p text:style-name="P28">3.3.1 WARC-TOOLS<text:tab/>40</text:p>
          <text:p text:style-name="P29">3.3.1.1 Kompatibilita s ostatními nástroji<text:tab/>40</text:p>
          <text:p text:style-name="P29"><text:soft-page-break/>3.3.1.2 Další parametry<text:tab/>41</text:p>
          <text:p text:style-name="P28">3.3.2 WARC-TOOLS / hanzo<text:tab/>41</text:p>
          <text:p text:style-name="P29">3.3.2.1 Kompatibilita s ostatními nástroji<text:tab/>41</text:p>
          <text:p text:style-name="P29">3.3.2.2 Další parametry<text:tab/>42</text:p>
          <text:p text:style-name="P28">3.3.3 WARC-TOOLS / kpk09<text:tab/>42</text:p>
          <text:p text:style-name="P29">3.3.3 1 Kompatibilita s ostatními nástroji<text:tab/>42</text:p>
          <text:p text:style-name="P29">3.3.3.2 Další parametry<text:tab/>43</text:p>
          <text:p text:style-name="P27">3.4 Podobnost WARCTOOLS / hanzo s kpk09<text:tab/>44</text:p>
          <text:p text:style-name="P28">3.4.1 Porovnání výstupů pro stejné vstupy<text:tab/>44</text:p>
          <text:p text:style-name="P28">3.4.2 Porovnání zdrojového kódu<text:tab/>44</text:p>
          <text:p text:style-name="P27">3.5 Závěry z porovnávání nástrojů<text:tab/>46</text:p>
          <text:list xml:id="list634446614" text:continue-numbering="true" text:style-name="List_20_1">
            <text:list-item>
              <text:p text:style-name="P26">4 Závěr<text:tab/>47</text:p>
            </text:list-item>
            <text:list-item>
              <text:p text:style-name="P26">Seznam literatury<text:tab/>48</text:p>
            </text:list-item>
            <text:list-item>
              <text:p text:style-name="P26">Přílohy<text:tab/>52</text:p>
            </text:list-item>
          </text:list>
        </text:index-body>
      </text:table-of-content>
      <text:p text:style-name="P17"/>
      <text:h text:style-name="P18" text:outline-level="1">1 Úvod</text:h>
      <text:p text:style-name="Text_20_body">V dnešní době je internet jedním z hlavních zdrojů informací, a v podstatě i hybatelem společenských změn. Každým dnem vzniká velké množství nových elektronických dokumentů, které jsou uložené pouze na síti Internet.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Text_20_body"><text:span text:style-name="T9">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span></text:p>
      <text:p text:style-name="P7">Jedním ze základních problému je samotné uchovávání datového archivu. Každým rokem enormně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7"><text:soft-page-break/>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18"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651255446"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0" text:outline-level="2">1.2 Vývoj projektu</text:h>
      <text:p text:style-name="Text_20_body">Pokusím se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text:soft-page-break/>lokalizován pro české webové zdroje. <text:span text:style-name="T1">Dále probíhal vývoj nových nástrojů: </text:span>Dublin 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1.2.4 Rok 2003</text:h>
      <text:p text:style-name="P3">Zpráva pro tento rok nebyla zpracována, jelikož na ní řešitelé nedostali grant.<text:note text:id="ftn3" text:note-class="footnote"><text:note-citation>3</text:note-citation><text:note-body><text:p text:style-name="Footnote">Osobní sdělení: mgr. Václav Rosecký – vedoucí práce</text:p></text:note-body></text:note></text:p>
      <text:h text:style-name="Heading_20_3" text:outline-level="3">1.2.5 Rok 2004</text:h>
      <text:p text:style-name="P3">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3">Řešitelé se zabývali analýzou možností dalšího vývoje softwaru pro tvorbu metadat, jednoznačné identifikace dokumentů, stahování webových zdrojů a jejich ukládání. Dále možnostmi trvalého a efektivního přístupu k uloženým datům.</text:p>
      <text:p text:style-name="P3">Bylo potřeba monitorovat vývoj technologií – zejména standardů pro metadata <text:soft-page-break/>a formáty. Byly budovány tématické brány a konspekt. WebArchiv užíval nástroje jako NEDLIB, Heritrix. <text:span text:style-name="T8">[7]</text:span></text:p>
      <text:h text:style-name="Heading_20_3" text:outline-level="3">1.2.6 Rok 2005</text:h>
      <text:p text:style-name="P3">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8">[8]</text:span></text:p>
      <text:h text:style-name="Heading_20_3" text:outline-level="3">1.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3">Velký význam měla analýza možnosti sklízení bohemikálních zdrojů mimo doménu CZ. Na toto téma byla zpracována i bakalářská práce s názvem<text:span text:style-name="T8"> </text:span><text:span text:style-name="Strong_20_Emphasis"><text:span text:style-name="T8">Rozpoznání </text:span></text:span><text:span text:style-name="Strong_20_Emphasis"><text:span text:style-name="T8">a archivace českého webu mimo národní doménu</text:span></text:span><text:span text:style-name="Strong_20_Emphasis"><text:span text:style-name="T8">, kterou zpracoval Ivan Vlček. [27]</text:span></text:span></text:p>
      <text:p text:style-name="P3"><text:soft-page-break/>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text:soft-page-break/>předešlému roku bylo sklizeno více než dvojnásobné množství dat. Tento nárůst se dá vysvětlit výše zmíněnou instalací nových výkoných serverů.<text:span text:style-name="T1"> [13]</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1.2.12 Rok 2011</text:h>
      <text:p text:style-name="Text_20_body">V době práce na bakalářské práci ještě nebyla zpráva dostupná.</text:p>
      <text:h text:style-name="P20" text:outline-level="2">1.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8"/>
      <table:table table:name="Table1" table:style-name="Table1">
        <table:table-column table:style-name="Table1.A"/>
        <table:table-column table:style-name="Table1.B"/>
        <table:table-column table:style-name="Table1.C"/>
        <table:table-row>
          <table:table-cell table:style-name="Table1.A1" office:value-type="string">
            <text:p text:style-name="P9">Sklizeň</text:p>
          </table:table-cell>
          <table:table-cell table:style-name="Table1.A1" office:value-type="string">
            <text:p text:style-name="P9">Počet souborů</text:p>
          </table:table-cell>
          <table:table-cell table:style-name="Table1.A1" office:value-type="string">
            <text:p text:style-name="P9">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0">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6" text:outline-level="2"/>
      <text:h text:style-name="P20"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6">Hlavní partneři projektu WebArchiv jsou: [20]</text:p>
      <text:list xml:id="list462993020" text:continue-numbering="true" text:style-name="List_20_1">
        <text:list-item>
          <text:p text:style-name="P22"><text:soft-page-break/><text:span text:style-name="T19">Moravská zemská knihovna</text:span><text:note text:id="ftn10" text:note-class="footnote"><text:note-citation>10</text:note-citation><text:note-body><text:p text:style-name="Footnote">Bližší informace o Moravské zemské knihovně dostupné online na adrese http://www.mzk.cz</text:p></text:note-body></text:note> – provádí výzkum, má za úkol zveřejňovat výsledky výzkumu a publikuje informaci o projektu. Jejím zřizovatelem je Ministerstvo kultury ČR.</text:p>
        </text:list-item>
        <text:list-item>
          <text:p text:style-name="P22"><text:span text:style-name="T19">UVT Masarykovy univerzity</text:span><text:note text:id="ftn11"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22"><text:span text:style-name="T19">CZ.NIC</text:span><text:note text:id="ftn12" text:note-class="footnote"><text:note-citation>12</text:note-citation><text:note-body><text:p text:style-name="Footnote">Bližší informace o organizaci <text:span text:style-name="T8">CZ.NIC</text:span> dostupné online <text:s/>na adrese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10">[23] O politice přijímání nových zdrojů více v části práce věnující se kritériím sklizní.</text:span></text:p>
      <text:h text:style-name="Heading_20_3" text:outline-level="3"><text:soft-page-break/>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http://www.archive.org/projects/</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7">Pracovníci WebArchivu se účastní odborných konferencí </text:span><text:span text:style-name="Emphasis"><text:span text:style-name="T13">International Internet Preservation Consortium</text:span></text:span><text:span text:style-name="Emphasis"><text:span text:style-name="T13"><text:note text:id="ftn15"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13"> (IIPC). Od roku 2007 je projekt WebArchiv členem IIPC, což řešitelům přináší řadu výhod. Například přístup k softwaru. [1]</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text:soft-page-break/>další dokumenty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11">Projektem WebArchiv se také intenzivně zajímá například Elektronický časopis o informační společnosti – Ikaros</text:span><text:span text:style-name="T11"><text:note text:id="ftn18" text:note-class="footnote"><text:note-citation>18</text:note-citation><text:note-body><text:p text:style-name="Footnote">Webové stránky Elektronického časopisu o informační společnosti Ikaros dostupný online na adrese http://www.ikaros.cz/</text:p></text:note-body></text:note></text:span><text:span text:style-name="T11">.</text:span></text:p>
      <text:p text:style-name="P3">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1.4.7 </text:span>Kritéria výběru webových zdrojů</text:h>
      <text:p text:style-name="P3">Při sklízení webových zdrojů se WebArchiv řídí předem stanovenými kriterii. Pravidelně se provádí několik druhů sklízí. Jedná se o plošnou sklizeň webových zdrojů na doméně CZ a o výběrové sklizně.</text:p>
      <text:p text:style-name="P3">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4] má za cíl archivovat co největší počet bohemikálních webových zdrojů. Harvesting není náročný na filtrování a výběr sklízených zdrojů. <text:soft-page-break/>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text:soft-page-break/>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20"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oft-page-break/><text:span text:style-name="Strong_20_Emphasis">1.5.2 Identifikace a omezení přístupu k "nevhodným" stránkám ve webovém archivu</text:span></text:h>
      <text:p text:style-name="Text_20_body"><text:span text:style-name="Strong_20_Emphasis"><text:span text:style-name="T8">Autorem bakalářské práce je Filip Kusalík, který ji dokončil v roce 2009. 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8">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8">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0"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oft-page-break/><text:span text:style-name="Strong_20_Emphasis">1.5.5 Bibliografický popis elektronických online zdrojů v zahraniční a domácí katalogizační praxi</text:span></text:h>
      <text:p text:style-name="Text_20_body"><text:span text:style-name="Strong_20_Emphasis"><text:span text:style-name="T8">Lenka Jelínková diplomovou práci dokončila v roce 2006. Podává podrobný 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8">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1.5.6 Zpřístupnění archivu českého webu</text:span></text:h>
      <text:p text:style-name="Text_20_body"><text:span text:style-name="Strong_20_Emphasis"><text:span text:style-name="T8">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text:soft-page-break/>zdrojů do archivu, přesněji řečeno kritérii výběru elektronických zdrojů. Výsledkem analýzy je návrh politiky přijímání zdrojů pro WebArchiv. Součástí návrhů jsou například tématické sbírky a konspekt. [31]</text:p>
      <text:h text:style-name="P20"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1"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1.6.2 ARCRetriever</text:h>
      <text:p text:style-name="P3"><text:span text:style-name="T4">„Arcretriever je modul pro dodání dokumentu, jenž je součástí systému WERA. Java web aplikace na základe jména archivního souboru a pozice (offsetu) zobrazuje dokumenty vrácené z archivu.“</text:span><text:span text:style-name="T10"> [30]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8"> vyvíjí</text:span><text:span text:style-name="T15"> National and University Library of Iceland a je volně dostupný</text:span><text:span text:style-name="T15"><text:note text:id="ftn22" text:note-class="footnote"><text:note-citation>22</text:note-citation><text:note-body><text:p text:style-name="Footnote">Webové stránky nástroje DeDuplicator dostupné online na adrese http://deduplicator.sourceforge.net/</text:p></text:note-body></text:note></text:span><text:span text:style-name="T15">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3"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text:soft-page-break/>1.6.5 HERITRIX</text:h>
      <text:p text:style-name="Text_20_body">Nástroj Heritrix využívá WebArchiv přímo v provozu na sklizně webových 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8">Filipem Kusalíkem v roce 2009 s názvem Identifikace a omezení přístupu k „nevhodným“ stránkám ve webovém archivu. Tento nástroj identifikuje webové zdroje v archivu, které podle zákona není možno uchovávat. Nástroj je v současné době používán v běžném provozu WebArchivu. [26]</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26" text:note-class="footnote"><text:note-citation>26</text:note-citation><text:note-body><text:p text:style-name="Footnote">Webové stránky projektu NutchWAX dostupné online na adrese http://archive-access.sourceforge.net/projects/nutch/</text:p></text:note-body></text:note> Nutch, který zahrnuje nástroje pro archivaci <text:soft-page-break/>a vyhledávání webových zdrojů včetně práce s arc soubory. Nutch nabízí komplexní řešení archivace webových zdrojů.</text:p>
      <text:h text:style-name="Heading_20_3" text:outline-level="3">1.6.8 WA ADMIN</text:h>
      <text:p text:style-name="P5"><text:span text:style-name="T16">V roce 2009 realizoval Adam Brokeš WA Admin v2 v rámci své bakalářské práce s názvem Systém pro správu procesu archivace webových informačních zdrojů</text:span><text:span text:style-name="T16">. WA Admin v2 nahradil nástroj vytvořený Lukášem Matějkou a stejně jako WA Admin sloužil pro </text:span><text:span text:style-name="T12">správu zdrojů, vydavatelů a smluv WebArchivu. [25]</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1.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text:soft-page-break/>1.6.11 WebAnalyzer</text:h>
      <text:p text:style-name="Text_20_body"><text:span text:style-name="T8">Nástroj, který pro WebArchiv vytvořil Ivan Vlček v rámci své bakalářské práce s názvem </text:span><text:span text:style-name="Strong_20_Emphasis"><text:span text:style-name="T8">Rozpoznání a archivace českého webu mimo národní doménu</text:span></text:span><text:span text:style-name="T8"> v roce 2008</text:span><text:span text:style-name="Strong_20_Emphasis"><text:span text:style-name="T8">. Nástroj se v současné době používá. [27]</text:span></text:span></text:p>
      <text:h text:style-name="Heading_20_3" text:outline-level="3">1.6.12 Web Curator Tool</text:h>
      <text:p text:style-name="P5"><text:span text:style-name="T16">Nástroj vyvinutý</text:span><text:span text:style-name="T16"><text:note text:id="ftn29" text:note-class="footnote"><text:note-citation>29</text:note-citation><text:note-body><text:p text:style-name="Footnote">Webové stránky projektu Web Curator Tool dostupné online na adrese http://webcurator.sourceforge.net/</text:p></text:note-body></text:note></text:span><text:span text:style-name="T16"> v roce 2006</text:span><text:span text:style-name="T14"> National Library of New Zealand a The British Library. Nástroj slouží k řízení a stahování webových zdrojů. Stejně jako Dánský NetarchiveSuite používá Heritrix, na rozdíl od NetarchiveSuite je Heritrix jeho součástí.</text:span></text:p>
      <text:h text:style-name="P18"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0"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2.2.2 Výhody nedlib</text:h>
      <text:list xml:id="list1909720336"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1072472874"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0]</text:p>
      <text:h text:style-name="P20"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2.3.2 Výhody arc</text:h>
      <text:list xml:id="list1327190734" text:continue-numbering="true" text:style-name="List_20_1">
        <text:list-item>
          <text:p text:style-name="List_20_1">Na rozdíl od formátu nedlib je soubor dobře čitelný – soubory stažených webových zdrojů jsou ukládány v archivech a členěny.</text:p>
        </text:list-item>
        <text:list-item>
          <text:p text:style-name="P24">Umožňuje vytváření kontrolních součtů archivovaných souborů. Respektive v jedno volné metadatové pole je určeno pro ascii checksum. V praxi se využívá md5 kontrolních součtů.</text:p>
        </text:list-item>
      </text:list>
      <text:h text:style-name="Heading_20_3" text:outline-level="3">2.3.3 Nevýhody arc</text:h>
      <text:list xml:id="list1775190413"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text:soft-page-break/>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20"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delší dobu. První verze je popsána jíž v roce 1996. [3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3">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3">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2.4.2 Výhody warc</text:h>
      <text:list xml:id="list2106297993" text:continue-numbering="true" text:style-name="List_20_1">
        <text:list-item>
          <text:p text:style-name="List_20_1">Do budoucna pravděpodobně většina institucí přejde na archivaci <text:soft-page-break/>webových stránek do warc archivů. Warc tedy bude nejspíše označen za jediný univerzálně podporovaný formát. <text:span text:style-name="T1">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23">Na rozdíl od arc archivů umožňují warc archivy ukládat nejen http odezvy, ale také původní požadavky.</text:p>
        </text:list-item>
        <text:list-item>
          <text:p text:style-name="P23">Warc umí pracovat s více protokoly: HTTP, FTP, NNTP a SMTP.</text:p>
        </text:list-item>
        <text:list-item>
          <text:p text:style-name="P23">Warc umožňují ukládat větší škálu metadat. Je možné přidávat metadata podle vlastních potřeby, což se může využít při speciálních požadavcích určených vnitřní politikou ukládání souborů.</text:p>
        </text:list-item>
        <text:list-item>
          <text:p text:style-name="P24">Nativně umožňuje kompresi dat.</text:p>
        </text:list-item>
        <text:list-item>
          <text:p text:style-name="P24"><text:span text:style-name="T10">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10"><text:note text:id="ftn35" text:note-class="footnote"><text:note-citation>35</text:note-citation><text:note-body><text:p text:style-name="Footnote">Popis RFC standardu SHA-1 dostupný online na adrese http://tools.ietf.org/html/rfc3174</text:p></text:note-body></text:note></text:span><text:span text:style-name="T10"> hashovací funkcí pro jednoznačné určení stažených dokumentů.</text:span></text:p>
        </text:list-item>
      </text:list>
      <text:h text:style-name="Heading_20_3" text:outline-level="3">2.4.3 Nevýhody warc</text:h>
      <text:list xml:id="list1474969724" text:continue-numbering="true" text:style-name="List_20_1">
        <text:list-item>
          <text:p text:style-name="P23">Neobsahují samoopravný kód – pokud se archiv poruší tak není možné rekonstruovat jeho obsah. To však není dáno vlastnostmi warc archivů, ale tím, že archivy se po vytvoření ještě komprimují nástrojem GZIP.</text:p>
        </text:list-item>
        <text:list-item>
          <text:p text:style-name="P23">Prozatím není vyřešeno, jak efektivně využít možnost ukládání větší <text:soft-page-break/>škály metadat. Za tímto účelem bude nutno provést další studie.</text:p>
        </text:list-item>
        <text:list-item>
          <text:p text:style-name="P23">Prozatím nejsou implementovány nutné nástroje na práci s warc soubory. Před jejich zavedením v projektu WebArchiv bude potřeba tyto nástroje implementovat.</text:p>
        </text:list-item>
        <text:list-item>
          <text:p text:style-name="P23">Zpětná převoditelnost z warc do arc není prozatím triviálně možná. [34] Tím pádem se nedají případné nové sklizně ve formátu warc zařadit ke starým sklizním ve formátu arc.</text:p>
        </text:list-item>
        <text:list-item>
          <text:p text:style-name="P23">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2.4.5 Deduplikace souborů</text:h>
      <text:h text:style-name="P18" text:outline-level="1">3 Migrace archivu z formátu arc do formátu warc</text:h>
      <text:h text:style-name="Heading_20_2" text:outline-level="2">3.1 O migraci</text:h>
      <text:p text:style-name="P3">Převod arc archivů do formátu warc je specifickýi problém. Různé instituce používají různé formáty na ukládání webových zdrojů. Většina těchto institucí bude mít právě snahu převést uložená data do formátu warc. </text:p>
      <text:p text:style-name="P3">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3">O převodu, který provedli, zatím není dostatek informací. Pracovníci Britské knihovny však použili pro migraci nástroje, které nejsou přímo použitelné ve WebArchivu. Používali totiž jiné nástroje pro ukládání dat a práci s archivy – Web Curator Tool a PANDAS. Překvapilo mě, že nevyužili ani možnosti deduplikace souborů. [34]</text:p>
      <text:p text:style-name="P3">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3">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3">Proto například informace získané z Britské knihovny jsou pro WebArchiv hodnotné, ale ve skutečnosti nejsou jejich nástroje okamžitě použitelné. Pokud by je <text:soft-page-break/>chtěli pracovníci WebArchivu využít bylo by nutné je předělat pro jejich potřeby.</text:p>
      <text:h text:style-name="P20" text:outline-level="2">3.2 Použité nástroje</text:h>
      <text:p text:style-name="Text_20_body">Kromě samotných nástrojů pro migrci arc archivů jsem používal i jiné nástroje, zde podávám jejich přehled.</text:p>
      <text:h text:style-name="P19" text:outline-level="3">3.2.1 JHOVE</text:h>
      <text:p text:style-name="P3">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3">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3">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0"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3">JHOVE obsahuje moduly pro práci s bytestreamy, ASCII a UTF-8 texty, AIFF a WAVE audio soubory. Dále s obrázky typu GIF, JPEG, JPEG 2000, TIFF. PDF soubory, textovými a XML output handlery. Je naprogramován v programovacím jazyce Java.</text:p>
      <text:p text:style-name="P3">Jelikož je již zastaralý, používal jsem pro svou práci jeho novější verzi: JHOVE2. Přesto je tento nástroj stále vyvíjen a dostupný k volnému stažení<text:note text:id="ftn36" text:note-class="footnote"><text:note-citation>37</text:note-citation><text:note-body><text:p text:style-name="Footnote">Webové stránky projektu JHOVE dostupné online na adrese http://sourceforge.net/projects/jhove/</text:p></text:note-body></text:note>.</text:p>
      <text:h text:style-name="P19" text:outline-level="3">3.2.2 JHOVE2</text:h>
      <text:h text:style-name="Heading_20_4" text:outline-level="4"><text:span text:style-name="T1">3.2.2.1 Úvod</text:span></text:h>
      <text:p text:style-name="Text_20_body"><text:span text:style-name="T1">Program je novější verzí již zmíněného programu JHOVE. Slouží k validaci </text:span><text:soft-page-break/><text:span text:style-name="T1">a identifikaci souborů. Program je vyvíjen v mnoha variantách</text:span><text:span text:style-name="T1"><text:note text:id="ftn37"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Je vyvíjen JHOVE2 Project Team – California Digital Library, Portico, Stanford University.</text:span></text:p>
      <text:p text:style-name="P3">Protože je JHOVE2 vyvíjen mnoha různými vývojáři, vznikají různé verze tohoto programu se specifickými druhy přidané funkcionality. Pro mé účely jsem použil oficiální verzi<text:note text:id="ftn38" text:note-class="footnote"><text:note-citation>39</text:note-citation><text:note-body><text:p text:style-name="Footnote">Webová stránka projektu JHOVE2 dostupná online na adrese https://bitbucket.org/jhove2/</text:p></text:note-body></text:note> a dále verzi určenou pro validaci testování souborů<text:note text:id="ftn39" text:note-class="footnote"><text:note-citation>40</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3">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text:p>
      <text:h text:style-name="P21" text:outline-level="4">3.2.2.2 O programu</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text:span><text:soft-page-break/><text:span text:style-name="T5">about that source unit that is indicative of its significant nature and useful for purposes of classification, analysis, and use.</text:span><text:span text:style-name="T2">“ [příloha AF]</text:span></text:p>
      <text:p text:style-name="P6"><text:span text:style-name="T1">Charakterizace se skládá ze čtyř procedur:</text:span></text:p>
      <text:list xml:id="list1836525392" text:continue-numbering="true" text:style-name="List_20_1">
        <text:list-item>
          <text:p text:style-name="P22"><text:span text:style-name="T3">Identifikace</text:span><text:span text:style-name="T1"> – určení formátu objektu.</text:span></text:p>
        </text:list-item>
        <text:list-item>
          <text:p text:style-name="P25"><text:span text:style-name="T1">Feature extraction</text:span></text:p>
        </text:list-item>
        <text:list-item>
          <text:p text:style-name="P22"><text:span text:style-name="T3">Validace</text:span><text:span text:style-name="T1"> – určení stupně korespondence objektu se specifikací formátu.</text:span></text:p>
        </text:list-item>
        <text:list-item>
          <text:p text:style-name="P22"><text:span text:style-name="T3">Assessment</text:span><text:span text:style-name="T1">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ald určit rizika při práci s různými objekty, nebo provést či doporučit další akce ke zpracování objektů.</text:span></text:p>
        </text:list-item>
      </text:list>
      <text:p text:style-name="Text_20_body"><text:span text:style-name="T1"/></text:p>
      <text:p text:style-name="P14"><text:span text:style-name="T1">Mezi vlastnosti programu patří: Granular modularization with generic plug-ins, Clean APIs and common module design patterns, Buffered I/O, Internationalized output (více druhů výstupu – JSON, XML, text) , Extensive configuration via dependency injection, Complete documentation</text:span></text:p>
      <text:p text:style-name="P14"><text:span text:style-name="T1">Hlavní předností nástroje je široká škála typů souborů, které dokáže rozpoznat a validovat.</text:span><text:span text:style-name="T1"><text:note text:id="ftn48" text:note-class="footnote"><text:note-citation>41</text:note-citation><text:note-body><text:p text:style-name="Footnote">Zde se jedná jen o nepřesný (a neúplný) výčet, který je uveden v příloze AG.</text:p></text:note-body></text:note></text:span></text:p>
      <text:list xml:id="list1022617922" text:style-name="L4">
        <text:list-item>
          <text:p text:style-name="P13"><text:span text:style-name="T6">Identifikace</text:span><text:span text:style-name="T5"> –</text:span><text:span text:style-name="T7"> JHOVE2 can identify (by DROID) many more formats than it can validate (by modules) – PRONOM registry documents over 550 “formats”</text:span><text:a xlink:type="simple" xlink:href="http://www.nationalarchives.gov.uk/PRONOM">http://www.nationalarchives.gov.uk/PRONOM</text:a><text:span text:style-name="T7">.</text:span></text:p>
        </text:list-item>
        <text:list-item>
          <text:p text:style-name="P15"><text:span text:style-name="T3">Validace</text:span><text:span text:style-name="T1"> – : ICC color profile, JPEG 2000, PDF, SGML, Shapefile, TIFF, UTF-8, WAVE, XML, Zip. NetCDF: </text:span><text:a xlink:type="simple" xlink:href="http://www.unidata.ucar.edu/software/netcdf">http://www.unidata.ucar.edu/software/netcdf</text:a><text:span text:style-name="T1"> Grib: http://www.wmo.int/pages/prog/www/WDM/Guides/Guide-binary-2.html</text:span></text:p>
        </text:list-item>
      </text:list>
      <text:p text:style-name="P6"><text:span text:style-name="T1"/></text:p>
      <text:h text:style-name="Heading_20_4" text:outline-level="4"><text:soft-page-break/><text:span text:style-name="T1">3.2.2.3 Úprava programu</text:span></text:h>
      <text:p text:style-name="P3"/>
      <text:p text:style-name="P3">Pro tyto účely bylo potřeba použít níže zmíněný nástroj Jpype, který umožňuje efektivně spouštět Java aplikace v rámci skriptů v jazyce Python – nástroje warctools jsou psány právě v programovacím jazyce Python. </text:p>
      <text:p text:style-name="P3">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3">Program jsem upravil tak, že jsem přidal dodatečné metody, které umožňují opakované spuštění v rámci warctools.</text:p>
      <text:p text:style-name="P2">(přiložím ukázku původní třídy JHOVE2CommandLine a pak upravené soubory)</text:p>
      <text:p text:style-name="P2">(rozvedu, vysvětlit javu, balíky atd atd.)</text:p>
      <text:h text:style-name="Heading_20_3" text:outline-level="3">3.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0" text:note-class="footnote"><text:note-citation>42</text:note-citation><text:note-body><text:p text:style-name="Footnote">Webové stránka projektu dostupná online na adrese http://jpype.sourceforge.net/</text:p></text:note-body></text:note> jeho vývojářů. Jeho využití bylo zásadní pro možnost testování převáděných ARC archivů. V příloze AI je archiv s nástrojem Jpype.</text:p>
      <text:h text:style-name="P20"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1" text:note-class="footnote"><text:note-citation>43</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3.3.1.1 Kompatibilita s ostatními nástroji</text:h>
      <text:p text:style-name="Text_20_body">Nástroj WARCDUMP není kompatibilní s ostatními mnou testovanými nástroji.</text:p>
      <text:list xml:id="list1825838591" text:continue-list="list1836525392"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304383607" text:continue-numbering="true" text:style-name="List_20_1">
        <text:list-item>
          <text:p text:style-name="List_20_1">pro WARC-TOOLS / hanzo hlásí: Incompatible Warc Version</text:p>
        </text:list-item>
        <text:list-item>
          <text:p text:style-name="List_20_1"><text:soft-page-break/>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454020781"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2" text:note-class="footnote"><text:note-citation>44</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 <text:s/><text:bookmark-start text:name="__DdeLink__2630_1898542784"/>Příloha AD obsahuje kompletní nástroj.<text:bookmark-end text:name="__DdeLink__2630_1898542784"/></text:p>
      <text:h text:style-name="Heading_20_4" text:outline-level="4">3.3.2.1 Kompatibilita s ostatními nástroji</text:h>
      <text:list xml:id="list1542976905" text:continue-numbering="true" text:style-name="List_20_1">
        <text:list-item>
          <text:p text:style-name="List_20_1">Nástroj WARCDUMP je kompatibilní s ostatními mnou testovanými nástroji.</text:p>
        </text:list-item>
        <text:list-item>
          <text:p text:style-name="List_20_1"><text:soft-page-break/>Z nástroje zcela vychází nástroj WARC-TOOLS / kpk09.</text:p>
        </text:list-item>
        <text:list-item>
          <text:p text:style-name="List_20_1">Dokumentace nástroje s nástrojem WARC-TOOLS / kpk09 je totožná</text:p>
        </text:list-item>
      </text:list>
      <text:h text:style-name="Heading_20_4" text:outline-level="4">3.3.2.2 Další parametry</text:h>
      <text:list xml:id="list1919863866"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text:note text:id="ftn43" text:note-class="footnote"><text:note-citation>45</text:note-citation><text:note-body><text:p text:style-name="Footnote">Webové stránky projektu WARC-TOOLS / kpk09 dostupné online na adrese https://bitbucket.org/kpk09/warc-tools/wiki/Home</text:p></text:note-body></text:note>.</text:p>
      <text:p text:style-name="P3">V příloze Z je k nalezení dokumentace nástroje. Příloha AA obsahuje výstup z nástroje WARCDUMP a příloha AB výstup z nástroje JHOVE2 pro daný warc soubor. Příloha AE obsahuje kompletní nástroj.</text:p>
      <text:h text:style-name="P21" text:outline-level="4">3.3.3 1 Kompatibilita s ostatními nástroji</text:h>
      <text:list xml:id="list1789777680"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1" text:outline-level="4"><text:soft-page-break/>3.3.3.2 Další parametry</text:h>
      <text:list xml:id="list1569867611" text:continue-numbering="true" text:style-name="List_20_1">
        <text:list-item>
          <text:p text:style-name="P23">Nemá napsané skripty pro hromadnou migraci.</text:p>
        </text:list-item>
        <text:list-item>
          <text:p text:style-name="P23">Při převodu arc souborů nepřibalí k souboru data. Je potřeba mu dávat na vstup arc.gz soubory.</text:p>
        </text:list-item>
        <text:list-item>
          <text:p text:style-name="P23">Po otestování na zkušebním vzorku je textový warc soubor, totožný se souborem z WARCTOOLS / hanzo.</text:p>
        </text:list-item>
        <text:list-item>
          <text:p text:style-name="P23">Nástroj je v současné době vyvíjen.</text:p>
        </text:list-item>
        <text:list-item>
          <text:p text:style-name="P23">Nástroj nemá dokončenou dokumentaci. V manuálu stojí, že vytváří „crappy“ warc soubory. Nástroj pro migraci je údajně převzat z nástroje WARCTOOLS. [Příloha Z]</text:p>
        </text:list-item>
      </text:list>
      <text:h text:style-name="P20" text:outline-level="2">3.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3.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4" text:note-class="footnote"><text:note-citation>46</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45" text:note-class="footnote"><text:note-citation>47</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3.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text:soft-page-break/>pomocí nástroje diff. Informace o rozdílnosti je možné zhlédnout z dvou hledisek.</text:p>
      <text:list xml:id="list2112368500" text:continue-numbering="true" text:style-name="List_20_1">
        <text:list-item>
          <text:p text:style-name="List_20_1">Změny v WARCTOOLS / hanzo, které se neprojevily v druhém nástroji<text:note text:id="ftn46" text:note-class="footnote"><text:note-citation>48</text:note-citation><text:note-body><text:p text:style-name="Footnote">Náhled změn mezi jednotlivými porovnávanými nástroji dostupný online na adrese https://bitbucket.org/kpk09/warc-tools/compare/..hanzo/warc-tools</text:p></text:note-body></text:note>. Jde o modifikaci ve 29 souborech.</text:p>
        </text:list-item>
        <text:list-item>
          <text:p text:style-name="List_20_1">Změny v WARCTOOLS /kpk09, které se neprojevily v druhém nástroji<text:note text:id="ftn47" text:note-class="footnote"><text:note-citation>49</text:note-citation><text:note-body><text:p text:style-name="Footnote">Náhled změn mezi jednotlivými porovnávanými nástroji dostupný online na adrese https://bitbucket.org/kpk09/warc-tools/compare/..hanzo/warc-tools</text:p></text:note-body></text:note>. Jde o modifikaci v 7 souborech.</text:p>
        </text:list-item>
      </text:list>
      <text:h text:style-name="P20" text:outline-level="2">3.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18" text:outline-level="1">4 Závěr</text:h>
      <text:p text:style-name="Text_20_body">Napiš, že výstupy použiješ jako zprávu pro Národní knihovnu</text:p>
      <text:h text:style-name="P18" text:outline-level="1">Seznam literatury</text:h>
      <text:p text:style-name="seznam_20_literatury">*[1] Co je WebArchiv?. WEBARCHIV. <text:span text:style-name="T4">WebArchiv</text:span> [online]. 21.3.2012 [cit. 2012-03-21]. Dostupné z: http.//www.webarchiv.cz</text:p>
      <text:p text:style-name="seznam_20_literatury">*[2] Charakteristika Webarchivu. WEBARCHIV. <text:span text:style-name="T4">Webarchiv</text:span> [online]. 21.3.2012 [cit. 2012-03-21]. Dostupné z: http://www.webarchiv.cz/wainfo/</text:p>
      <text:p text:style-name="seznam_20_literatury">*[3] Dokumenty. WEBARCHIV. <text:span text:style-name="T4">Webarchiv</text:span> [online]. 21.3.2012 [cit. 2012-03-21]. Dostupné z: http://www.webarchiv.cz/dokumenty/</text:p>
      <text:p text:style-name="seznam_20_literatury">*[4] CELBOVÁ, Ludmila. <text:span text:style-name="T4">Registrace, ochrana a zpřístupnění domácích elektronických zdrojů v síti Internet</text:span>. 2000. Dostupné z: http://www.webarchiv.cz/files/dokumenty/zpravy/zprava2000.pdf</text:p>
      <text:p text:style-name="seznam_20_literatury">*[5] CELBOVÁ, Ludmila. <text:span text:style-name="T4">Registrace, ochrana a zpřístupnění domácích elektronických zdrojů v síti Internet</text:span>. 2002. Dostupné z: http://www.webarchiv.cz/files/dokumenty/zpravy/zprava2001/zprava2001.pdf</text:p>
      <text:p text:style-name="seznam_20_literatury">*[6] CELBOVÁ, Ludmila. <text:span text:style-name="T4">WebArchiv - vytvoření podmínek pro zpřístupnění českých webových zdrojů: knihovnické, legislativní a technické aspekty</text:span>. 2003. Dostupné z: http://www.webarchiv.cz/files/dokumenty/zpravy/zprava2002.pdf</text:p>
      <text:p text:style-name="seznam_20_literatury">*[7] STOKLASOVÁ, Bohdana. <text:span text:style-name="T4">Budování vzájemně kompatibilních informačních systémů pro přístup k heterogenním informačním zdrojům a jejich zastřešení prostřednictvím Jednotné informační brány</text:span>. 2004. Dostupné z: http://webarchiv.cz/files/dokumenty/zpravy/Zamer2004Zpravatextrev.doc</text:p>
      <text:p text:style-name="seznam_20_literatury">*[8] STOKLASOVÁ, Bohdana. <text:span text:style-name="T4">Budování vzájemně kompatibilních informačních systémů pro přístup k heterogenním informačním zdrojům a jejich zastřešení prostřednictvím Jednotné informační brány</text:span>. 2005. Dostupné z: http://webarchiv.cz/files/dokumenty/zpravy/Zamer2005Zpravatext.doc</text:p>
      <text:p text:style-name="seznam_20_literatury">*[9] CELBOVÁ, Ludmila. <text:span text:style-name="T4">Ochrana a trvalé zpřístupnění webových zdrojů jako součásti národního kulturního dědictví</text:span>. 2006. Dostupné z: http://webarchiv.cz/files/dokumenty/zpravy/zprava-VaV_2006-final.rtf</text:p>
      <text:p text:style-name="seznam_20_literatury">*[10] WEBARCHIV. <text:span text:style-name="T4">Zpráva WebArchiv - obnova dat - 2007</text:span>. Brno, 2007. Dostupné z: https://docs.google.com/Doc?<text:soft-page-break/>docid=0AbRV47jJIQggZG5qOHJtZF8yNmRjanM1dg&amp;hl=cs</text:p>
      <text:p text:style-name="seznam_20_literatury">*[11] CELBOVÁ, Ludmila. <text:span text:style-name="T4">Ochrana a trvalé zpřístupnění webových zdrojů jako součásti národního kulturního dědictví</text:span>. 2007. Dostupné z: http://webarchiv.cz/files/dokumenty/zpravy/zprava2007.pdf</text:p>
      <text:p text:style-name="seznam_20_literatury">*[12] COUFAL, Libor. <text:span text:style-name="T4">Ochrana a trvalé zpřístupnění webových zdrojů jako součásti národního kulturního dědictví</text:span>. 2008. Dostupné z: http://www.webarchiv.cz/files/dokumenty/zpravy/zprava2008.pdf</text:p>
      <text:p text:style-name="seznam_20_literatury">*[13] WEBARCHIV. <text:span text:style-name="T4">Zpráva WebArchiv - VISK - 2009. Brno, 2009</text:span>. Dostupné z: https://docs.google.com/Doc?docid=0AbRV47jJIQggZG5qOHJtZF80NngybjZ3aGY&amp;hl=cs</text:p>
      <text:p text:style-name="seznam_20_literatury">*[14] WEBARCHIV. <text:span text:style-name="T4">Zpráva WebArchiv - Věda a výzkum - 2010</text:span>. Brno, 2010. Dostupné z: https://docs.google.com/Doc?docid=0AbRV47jJIQggZG5qOHJtZF8xOGZ4YzNoamRy&amp;hl=cs</text:p>
      <text:p text:style-name="seznam_20_literatury">*[15] WEBARCHIV. <text:span text:style-name="T4">Zpráva WebArchiv - VISK - 2010</text:span>. Brno, 2010. Dostupné z: https://docs.google.com/Doc?docid=0AbRV47jJIQggZG5qOHJtZF8xN2Q2cnpxcmZm&amp;hl=cs</text:p>
      <text:p text:style-name="seznam_20_literatury">*[16] Celoplošné sklizně. WEBARCHIV. <text:span text:style-name="T4">Webarchiv</text:span> [online]. 21.3.2012 [cit. 2012-03-21]. Dostupné z: http://www.webarchiv.cz/celoplosne-sklizne/</text:p>
      <text:p text:style-name="seznam_20_literatury">[17] <text:s/>. WEBARCHIV. <text:span text:style-name="T4">Webarchiv</text:span> [online]. 21.3.2012 [cit. 2012-03-21]. Dostupné z: http://www.webarchiv.cz/ccinfo/</text:p>
      <text:p text:style-name="seznam_20_literatury">*[18] Gruber, Lukáš. <text:span text:style-name="T4">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4">Právní aspekty implementace projektu „Creative Commons“ v České republice</text:span>. Praha, 2008. Dostupné z: http://www.creativecommons.cz/wp-content/uploads/dp_petr_jansa_komplet_xmp.pdf. Diplomová práce. Univerzita Karlova.</text:p>
      <text:p text:style-name="seznam_20_literatury">[20] <text:s/>. WEBARCHIV. <text:span text:style-name="T4">Webarchiv</text:span> [online]. 21.3.2012 [cit. 2012-03-21]. Dostupné z: http://www.webarchiv.cz/partneri-projektu/</text:p>
      <text:p text:style-name="seznam_20_literatury">[21] <text:s/>. WEBARCHIV. <text:span text:style-name="T4">Webarchiv</text:span> [online]. 21.3.2012 [cit. 2012-03-21]. Dostupné z: <text:soft-page-break/>http://www.webarchiv.cz/vydavatele/</text:p>
      <text:p text:style-name="seznam_20_literatury">[22] <text:s/>. WEBARCHIV. <text:span text:style-name="T4">Webarchiv</text:span> [online]. 21.3.2012 [cit. 2012-03-21]. Dostupné z: http://www.webarchiv.cz/partneri</text:p>
      <text:p text:style-name="seznam_20_literatury">[23] <text:s/>. WEBARCHIV. <text:span text:style-name="T4">Webarchiv</text:span> [online]. 21.3.2012 [cit. 2012-03-21]. Dostupné z: http://www.webarchiv.cz/formular-url/</text:p>
      <text:p text:style-name="seznam_20_literatury">[24] <text:s/>. WEBARCHIV. <text:span text:style-name="T4">Webarchiv</text:span> [online]. 21.3.2012 [cit. 2012-03-21]. Dostupné z: http://www.webarchiv.cz/kriteria/</text:p>
      <text:p text:style-name="seznam_20_literatury">*[25] BARTOŠEK, Miroslav. <text:span text:style-name="T4">Systém pro správu procesu archivace webových informačních zdrojů.</text:span> Brno, 2009. Dostupné z: http://is.muni.cz/th/173018/fi_b/. Bakalářské práce. Masarykova univerzita.</text:p>
      <text:p text:style-name="seznam_20_literatury">*[26] KUSALÍK, Filip. <text:span text:style-name="T4">Identifikace a omezení přístupu k "nevhodným" stránkám ve webovém archivu</text:span>. Brno, 2009. Dostupné z: http://is.muni.cz/th/173018/fi_b/. Bakalářské práce. Masarykova univerzita.</text:p>
      <text:p text:style-name="seznam_20_literatury">*[27] VLČEK, Ivan. <text:span text:style-name="T4">Rozpoznání a archivace českého webu mimo národní doménu</text:span><text:span text:style-name="T10">. Brno</text:span>, 2008. Dostupné z: http://is.muni.cz/th/172585/fi_b/. Bakalářské práce. Masarykova univerzita.</text:p>
      <text:p text:style-name="seznam_20_literatury">*[28] BELLA, Martin. <text:span text:style-name="T4">Implementace OAI-PMH pro český WebArchiv</text:span>. Brno, 2008. Dostupné z: http://is.muni.cz/th/98989/fi_b. Bakalářské práce. Masarykova univerzita.</text:p>
      <text:p text:style-name="seznam_20_literatury">*[29] JELÍNKOVÁ, Lenka. <text:span text:style-name="T4">Bibliografický popis elektronických online zdrojů v zahraniční a domácí katalogizační praxi</text:span>. Praha, 2006. Dostupné z: http://www.webarchiv.cz/files/dokumenty/ostatni/DPjelinkova2006.pdf. Diplomová práce. Univerzita Karlova.</text:p>
      <text:p text:style-name="seznam_20_literatury">*[30] MATĚJKA, Lukáš. <text:span text:style-name="T4">Zpřístupnění archivu českého webu</text:span>. Brno, 2006. Dostupné z: http://is.muni.cz/th/49968/fi_m. Diplomová práce. Masarykova univerzita.</text:p>
      <text:p text:style-name="seznam_20_literatury">*[31] ŠKODOVÁ, Markéta. <text:span text:style-name="T4">Strategie archivace elektronických online zdrojů a politika jejich výběru do digitálního archivu (se zaměřením na český systém WebArchiv)</text:span>. Praha, 2005. Dostupné z: http://www.webarchiv.cz/files/dokumenty/zpravy/skodova.doc. Diplomová práce. Univerzita Karlova.</text:p>
      <text:p text:style-name="seznam_20_literatury">*[32] Arc File Format Reference. INTERNET ARCHIVE. <text:span text:style-name="T4">Internet Archive</text:span> [online]. [cit. 2012-03-21]. Dostupné z: <text:soft-page-break/>http://www.archive.org/web/researcher/ArcFileFormat.php</text:p>
      <text:p text:style-name="seznam_20_literatury">[33] http://bibnum.bnf.fr/WARC/</text:p>
      <text:p text:style-name="seznam_20_literatury">[34] https://webarchive.jira.com/wiki/display/Heritrix/ARC+to+WARC+%28to+ARC%29</text:p>
      <text:p text:style-name="textove_20_prilohy_20_komentar"/>
      <text:p text:style-name="textove_20_prilohy_20_komentar"/>
      <text:p text:style-name="Standard">Masanès, Julien (Ed.): Web Archiving. Berlin, Heidelberg, Springer-Verlag, 2006.</text:p>
      <text:p text:style-name="Standard"/>
      <text:h text:style-name="P18"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52</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1T14:26:53</dc:date>
    <dc:creator>Martin Prokop</dc:creator>
    <meta:editing-duration>P4DT11H44M26S</meta:editing-duration>
    <meta:editing-cycles>2359</meta:editing-cycles>
    <meta:document-statistic meta:table-count="1" meta:image-count="0" meta:object-count="0" meta:page-count="52" meta:paragraph-count="543" meta:word-count="9884" meta:character-count="69723" meta:non-whitespace-character-count="60486"/>
  </office:meta>
</office:document-meta>
</file>